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89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ector(0,1,1).normalize().multiply(3.0) = End vector:0.0,2.1213203435596424,2.1213203435596424</text:p>
          </table:table-cell>
          <table:table-cell table:number-columns-repeated="3"/>
        </table:table-row>
        <table:table-row table:style-name="ro1">
          <table:table-cell office:value-type="string">
            <text:p>timeLaps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4]+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12125">
            <text:p>6.12125</text:p>
          </table:table-cell>
          <table:table-cell office:value-type="float" office:value="2.12125">
            <text:p>2.12125</text:p>
          </table:table-cell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.12167503893375">
            <text:p>8.1216750389</text:p>
          </table:table-cell>
          <table:table-cell office:value-type="float" office:value="3.27945263452828">
            <text:p>3.2794526345</text:p>
          </table:table-cell>
        </table:table-row>
        <table:table-row table:style-name="ro1">
          <table:table-cell table:formula="of:=[.A6]+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.003691613718">
            <text:p>10.0036916137</text:p>
          </table:table-cell>
          <table:table-cell office:value-type="float" office:value="4.33341706232409">
            <text:p>4.3334170623</text:p>
          </table:table-cell>
        </table:table-row>
        <table:table-row table:style-name="ro1">
          <table:table-cell table:formula="of:=[.A7]+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.7696678913774">
            <text:p>11.7696678914</text:p>
          </table:table-cell>
          <table:table-cell office:value-type="float" office:value="5.29252471925959">
            <text:p>5.2925247193</text:p>
          </table:table-cell>
        </table:table-row>
        <table:table-row table:style-name="ro1">
          <table:table-cell table:formula="of:=[.A8]+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.421924675641">
            <text:p>13.4219246756</text:p>
          </table:table-cell>
          <table:table-cell office:value-type="float" office:value="6.16531271222449">
            <text:p>6.1653127122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.9627363542077">
            <text:p>14.9627363542</text:p>
          </table:table-cell>
          <table:table-cell office:value-type="float" office:value="6.95954980871233">
            <text:p>6.9595498087</text:p>
          </table:table-cell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.3943318270659">
            <text:p>16.3943318271</text:p>
          </table:table-cell>
          <table:table-cell office:value-type="float" office:value="7.68230558734596">
            <text:p>7.6823055873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.7188954162465">
            <text:p>17.7188954162</text:p>
          </table:table-cell>
          <table:table-cell office:value-type="float" office:value="8.34001336485759">
            <text:p>8.3400133649</text:p>
          </table:table-cell>
        </table:table-row>
        <table:table-row table:style-name="ro1">
          <table:table-cell table:formula="of:=[.A12]+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.9385677573817">
            <text:p>18.9385677574</text:p>
          </table:table-cell>
          <table:table-cell office:value-type="float" office:value="8.93852745964225">
            <text:p>8.9385274596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.0554466734317">
            <text:p>20.0554466734</text:p>
          </table:table-cell>
          <table:table-cell office:value-type="float" office:value="9.48317530159294">
            <text:p>9.4831753016</text:p>
          </table:table-cell>
        </table:table-row>
        <table:table-row table:style-name="ro1">
          <table:table-cell table:formula="of:=[.A14]+1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.0715880309377">
            <text:p>21.0715880309</text:p>
          </table:table-cell>
          <table:table-cell office:value-type="float" office:value="9.97880485205203">
            <text:p>9.9788048521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.9890065791489">
            <text:p>21.9890065791</text:p>
          </table:table-cell>
          <table:table-cell office:value-type="float" office:value="10.4298277559682">
            <text:p>10.429827756</text:p>
          </table:table-cell>
        </table:table-row>
        <table:table-row table:style-name="ro1">
          <table:table-cell table:formula="of:=[.A16]+1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2.8096767723685">
            <text:p>22.8096767724</text:p>
          </table:table-cell>
          <table:table-cell office:value-type="float" office:value="10.8402586103605">
            <text:p>10.8402586104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.5355335758508">
            <text:p>23.5355335759</text:p>
          </table:table-cell>
          <table:table-cell office:value-type="float" office:value="11.2137506986214">
            <text:p>11.2137506986</text:p>
          </table:table-cell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.1684732555822">
            <text:p>24.1684732556</text:p>
          </table:table-cell>
          <table:table-cell office:value-type="float" office:value="11.5536285087341">
            <text:p>11.5536285087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.7103541522655">
            <text:p>24.7103541523</text:p>
          </table:table-cell>
          <table:table-cell office:value-type="float" office:value="11.8629173248503">
            <text:p>11.8629173249</text:p>
          </table:table-cell>
        </table:table-row>
        <table:table-row table:style-name="ro1">
          <table:table-cell table:formula="of:=[.A20]+1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.1629974398248">
            <text:p>25.1629974398</text:p>
          </table:table-cell>
          <table:table-cell office:value-type="float" office:value="12.1443701556274">
            <text:p>12.1443701556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.5281878687405">
            <text:p>25.5281878687</text:p>
          </table:table-cell>
          <table:table-cell office:value-type="float" office:value="12.400492239016">
            <text:p>12.400492239</text:p>
          </table:table-cell>
        </table:table-row>
        <table:table-row table:style-name="ro1">
          <table:table-cell table:formula="of:=[.A22]+1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.8076744945174">
            <text:p>25.8076744945</text:p>
          </table:table-cell>
          <table:table-cell office:value-type="float" office:value="12.6335633416167">
            <text:p>12.6335633416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.0031713915838">
            <text:p>26.0031713916</text:p>
          </table:table-cell>
          <table:table-cell office:value-type="float" office:value="12.8456580510959">
            <text:p>12.8456580511</text:p>
          </table:table-cell>
        </table:table-row>
        <table:table-row table:style-name="ro1">
          <table:table-cell table:formula="of:=[.A24]+1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.1163583529117">
            <text:p>26.1163583529</text:p>
          </table:table-cell>
          <table:table-cell office:value-type="float" office:value="13.0386642422843">
            <text:p>13.0386642423</text:p>
          </table:table-cell>
        </table:table-row>
        <table:table-row table:style-name="ro1">
          <table:table-cell table:formula="of:=[.A25]+1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.1488815756461">
            <text:p>26.1488815756</text:p>
          </table:table-cell>
          <table:table-cell office:value-type="float" office:value="13.2142998813276">
            <text:p>13.2142998813</text:p>
          </table:table-cell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.1023543330202">
            <text:p>26.102354333</text:p>
          </table:table-cell>
          <table:table-cell office:value-type="float" office:value="13.3741283174632">
            <text:p>13.3741283175</text:p>
          </table:table-cell>
        </table:table-row>
        <table:table-row table:style-name="ro1">
          <table:table-cell table:formula="of:=[.A27]+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.9783576328335">
            <text:p>25.9783576328</text:p>
          </table:table-cell>
          <table:table-cell office:value-type="float" office:value="13.5195721985383">
            <text:p>13.5195721985</text:p>
          </table:table-cell>
        </table:table-row>
        <table:table-row table:style-name="ro1">
          <table:table-cell table:formula="of:=[.A28]+1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.7784408627597">
            <text:p>25.7784408628</text:p>
          </table:table-cell>
          <table:table-cell office:value-type="float" office:value="13.651926134131">
            <text:p>13.6519261341</text:p>
          </table:table-cell>
        </table:table-row>
        <table:table-row table:style-name="ro1">
          <table:table-cell table:formula="of:=[.A29]+1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.5041224227483">
            <text:p>25.5041224227</text:p>
          </table:table-cell>
          <table:table-cell office:value-type="float" office:value="13.7723682189915">
            <text:p>13.772368219</text:p>
          </table:table-cell>
        </table:table-row>
        <table:table-row table:style-name="ro1">
          <table:table-cell table:formula="of:=[.A30]+1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.1568903447791">
            <text:p>25.1568903448</text:p>
          </table:table-cell>
          <table:table-cell office:value-type="float" office:value="13.8819705193733">
            <text:p>13.8819705194</text:p>
          </table:table-cell>
        </table:table-row>
        <table:table-row table:style-name="ro1">
          <table:table-cell table:formula="of:=[.A31]+1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.7382029002204">
            <text:p>24.7382029002</text:p>
          </table:table-cell>
          <table:table-cell office:value-type="float" office:value="13.9817086155951">
            <text:p>13.9817086156</text:p>
          </table:table-cell>
        </table:table-row>
        <table:table-row table:style-name="ro1">
          <table:table-cell table:formula="of:=[.A32]+1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.2494891950412">
            <text:p>24.249489195</text:p>
          </table:table-cell>
          <table:table-cell office:value-type="float" office:value="14.0724702857728">
            <text:p>14.0724702858</text:p>
          </table:table-cell>
        </table:table-row>
        <table:table-row table:style-name="ro1">
          <table:table-cell table:formula="of:=[.A33]+1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.6921497531183">
            <text:p>23.6921497531</text:p>
          </table:table-cell>
          <table:table-cell office:value-type="float" office:value="14.1550634080147">
            <text:p>14.155063408</text:p>
          </table:table-cell>
        </table:table-row>
        <table:table-row table:style-name="ro1">
          <table:table-cell table:formula="of:=[.A34]+1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3.0675570878775">
            <text:p>23.0675570879</text:p>
          </table:table-cell>
          <table:table-cell office:value-type="float" office:value="14.230223151421">
            <text:p>14.2302231514</text:p>
          </table:table-cell>
        </table:table-row>
        <table:table-row table:style-name="ro1">
          <table:table-cell table:formula="of:=[.A35]+1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2.3770562625025">
            <text:p>22.3770562625</text:p>
          </table:table-cell>
          <table:table-cell office:value-type="float" office:value="14.2986185198918">
            <text:p>14.2986185199</text:p>
          </table:table-cell>
        </table:table-row>
        <table:table-row table:style-name="ro1">
          <table:table-cell table:formula="of:=[.A36]+1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.6219654389388">
            <text:p>21.6219654389</text:p>
          </table:table-cell>
          <table:table-cell office:value-type="float" office:value="14.360858306994">
            <text:p>14.360858307</text:p>
          </table:table-cell>
        </table:table-row>
        <table:table-row table:style-name="ro1">
          <table:table-cell table:formula="of:=[.A37]+1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.8035764159184">
            <text:p>20.8035764159</text:p>
          </table:table-cell>
          <table:table-cell office:value-type="float" office:value="14.4174965148894">
            <text:p>14.4174965149</text:p>
          </table:table-cell>
        </table:table-row>
        <table:table-row table:style-name="ro1">
          <table:table-cell table:formula="of:=[.A38]+1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.9231551562229">
            <text:p>19.9231551562</text:p>
          </table:table-cell>
          <table:table-cell office:value-type="float" office:value="14.4690372855595">
            <text:p>14.4690372856</text:p>
          </table:table-cell>
        </table:table-row>
        <table:table-row table:style-name="ro1">
          <table:table-cell table:formula="of:=[.A39]+1"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.9819423034028">
            <text:p>18.9819423034</text:p>
          </table:table-cell>
          <table:table-cell office:value-type="float" office:value="14.515939388221">
            <text:p>14.5159393882</text:p>
          </table:table-cell>
        </table:table-row>
        <table:table-row table:style-name="ro1">
          <table:table-cell table:formula="of:=[.A40]+1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.9811536881609">
            <text:p>17.9811536882</text:p>
          </table:table-cell>
          <table:table-cell office:value-type="float" office:value="14.5586203028731">
            <text:p>14.5586203029</text:p>
          </table:table-cell>
        </table:table-row>
        <table:table-row table:style-name="ro1">
          <table:table-cell table:formula="of:=[.A41]+1"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6.9219808246095">
            <text:p>16.9219808246</text:p>
          </table:table-cell>
          <table:table-cell office:value-type="float" office:value="14.5974599363258">
            <text:p>14.5974599363</text:p>
          </table:table-cell>
        </table:table-row>
        <table:table-row table:style-name="ro1">
          <table:table-cell table:formula="of:=[.A42]+1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.8055913966012">
            <text:p>15.8055913966</text:p>
          </table:table-cell>
          <table:table-cell office:value-type="float" office:value="14.6328040037864">
            <text:p>14.6328040038</text:p>
          </table:table-cell>
        </table:table-row>
        <table:table-row table:style-name="ro1">
          <table:table-cell table:formula="of:=[.A43]+1"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.6331297343337">
            <text:p>14.6331297343</text:p>
          </table:table-cell>
          <table:table-cell office:value-type="float" office:value="14.6649671061024">
            <text:p>14.6649671061</text:p>
          </table:table-cell>
        </table:table-row>
        <table:table-row table:style-name="ro1">
          <table:table-cell table:formula="of:=[.A44]+1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.4057172814227">
            <text:p>13.4057172814</text:p>
          </table:table-cell>
          <table:table-cell office:value-type="float" office:value="14.6942355300536">
            <text:p>14.6942355301</text:p>
          </table:table-cell>
        </table:table-row>
        <table:table-row table:style-name="ro1">
          <table:table-cell table:formula="of:=[.A45]+1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.124453052633">
            <text:p>12.1244530526</text:p>
          </table:table-cell>
          <table:table-cell office:value-type="float" office:value="14.7208697966167">
            <text:p>14.7208697966</text:p>
          </table:table-cell>
        </table:table-row>
        <table:table-row table:style-name="ro1">
          <table:table-cell table:formula="of:=[.A46]+1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.7904140824551">
            <text:p>10.7904140825</text:p>
          </table:table-cell>
          <table:table-cell office:value-type="float" office:value="14.7451069798877">
            <text:p>14.7451069799</text:p>
          </table:table-cell>
        </table:table-row>
        <table:table-row table:style-name="ro1">
          <table:table-cell table:formula="of:=[.A47]+1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.40465586471006">
            <text:p>9.4046558647</text:p>
          </table:table-cell>
          <table:table-cell office:value-type="float" office:value="14.7671628172999">
            <text:p>14.7671628173</text:p>
          </table:table-cell>
        </table:table-row>
        <table:table-row table:style-name="ro1">
          <table:table-cell table:formula="of:=[.A48]+1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.96821278336282">
            <text:p>7.9682127834</text:p>
          </table:table-cell>
          <table:table-cell office:value-type="float" office:value="14.7872336299234">
            <text:p>14.7872336299</text:p>
          </table:table-cell>
        </table:table-row>
        <table:table-row table:style-name="ro1">
          <table:table-cell table:formula="of:=[.A49]+1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.48209853471866">
            <text:p>6.4820985347</text:p>
          </table:table-cell>
          <table:table-cell office:value-type="float" office:value="14.8054980699372">
            <text:p>14.8054980699</text:p>
          </table:table-cell>
        </table:table-row>
        <table:table-row table:style-name="ro1">
          <table:table-cell table:formula="of:=[.A50]+1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.94730654117613">
            <text:p>4.9473065412</text:p>
          </table:table-cell>
          <table:table-cell office:value-type="float" office:value="14.8221187108288">
            <text:p>14.82211871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6/25/2013</text:date>, <text:time>17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5T17:30:38.66</dc:date>
    <meta:document-statistic meta:table-count="1" meta:cell-count="197" meta:object-count="0"/>
    <meta:generator>OpenOffice.org/3.4.1$Win32 OpenOffice.org_project/341m1$Build-9593</meta:generator>
  </office:meta>
</office:document-meta>
</file>